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c1c63" officeooo:paragraph-rsid="000fdc0a" style:font-size-asian="14pt" style:font-weight-asian="bold" style:font-size-complex="16pt" style:font-weight-complex="bold"/>
    </style:style>
    <style:style style:name="T1" style:family="text">
      <style:text-properties officeooo:rsid="000fdc0a"/>
    </style:style>
    <style:style style:name="T2" style:family="text">
      <style:text-properties officeooo:rsid="001d0e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1">Youth Basketball Schedule</text:span></text:p>
      <text:p text:style-name="P1"/>
      <text:p text:style-name="P2">Opening Ceremonies<text:tab/> <text:s text:c="5"/>Gym 1<text:tab/><text:tab/> <text:s text:c="3"/>08/07/2021<text:tab/><text:tab/>08:00am</text:p>
      <text:p text:style-name="P2"/>
      <text:p text:style-name="P2">Team A vs Team B<text:tab/><text:tab/> <text:s text:c="5"/>Gym 1<text:tab/><text:tab/> <text:s text:c="3"/>08/10/2021<text:tab/><text:tab/><text:span text:style-name="T1">04:00pm</text:span></text:p>
      <text:p text:style-name="P2">Team C vs Team D<text:tab/><text:tab/> <text:s text:c="5"/>Gym 2<text:tab/><text:tab/> <text:s text:c="3"/>08/10/2021<text:tab/><text:tab/><text:span text:style-name="T1">04:00pm</text:span></text:p>
      <text:p text:style-name="P2"/>
      <text:p text:style-name="P2">Team A vs Team B<text:tab/><text:tab/> <text:s text:c="5"/>Gym 1<text:tab/><text:tab/> <text:s text:c="3"/>08/12/2021<text:tab/><text:tab/><text:span text:style-name="T1">04:00pm</text:span></text:p>
      <text:p text:style-name="P2">Team C vs Team D<text:tab/><text:tab/> <text:s text:c="5"/>Gym 2<text:tab/><text:tab/> <text:s text:c="3"/>08/12/2021<text:tab/><text:tab/><text:span text:style-name="T1">04:00pm</text:span><text:tab/></text:p>
      <text:p text:style-name="P2"/>
      <text:p text:style-name="P2">Team A vs Team B<text:tab/><text:tab/> <text:s text:c="5"/>Gym 1<text:tab/><text:tab/> <text:s text:c="3"/>08/17/2021<text:tab/><text:tab/><text:span text:style-name="T1">04:00pm</text:span></text:p>
      <text:p text:style-name="P2">Team C vs Team D<text:tab/><text:tab/> <text:s text:c="5"/>Gym 2<text:tab/><text:tab/> <text:s text:c="3"/>08/17/2021<text:tab/><text:tab/><text:span text:style-name="T1">04:00pm</text:span></text:p>
      <text:p text:style-name="P2"/>
      <text:p text:style-name="P2">Team A vs Team B<text:tab/><text:tab/> <text:s text:c="5"/>Gym 1<text:tab/><text:tab/> <text:s text:c="3"/>08/19/2021<text:tab/><text:tab/><text:span text:style-name="T1">04:00pm</text:span></text:p>
      <text:p text:style-name="P2">Team C vs Team D<text:tab/><text:tab/> <text:s text:c="5"/>Gym 2<text:tab/><text:tab/> <text:s text:c="3"/>08/19/2021<text:tab/><text:tab/><text:span text:style-name="T1">04:00pm</text:span><text:tab/></text:p>
      <text:p text:style-name="P2"/>
      <text:p text:style-name="P2">Team A vs Team B<text:tab/><text:tab/> <text:s text:c="5"/>Gym 1<text:tab/><text:tab/> <text:s text:c="3"/>08/24/2021<text:tab/><text:tab/><text:span text:style-name="T1">04:00pm</text:span></text:p>
      <text:p text:style-name="P2">Team C vs Team D<text:tab/><text:tab/> <text:s text:c="5"/>Gym 2<text:tab/><text:tab/> <text:s text:c="3"/>08/24/2021<text:tab/><text:tab/><text:span text:style-name="T1">04:00pm</text:span></text:p>
      <text:p text:style-name="P2"/>
      <text:p text:style-name="P2">Team A vs Team B<text:tab/><text:tab/> <text:s text:c="5"/>Gym 1<text:tab/><text:tab/> <text:s text:c="3"/>08/26/2021<text:tab/><text:tab/><text:span text:style-name="T1">04:00pm</text:span></text:p>
      <text:p text:style-name="P2">Team C vs Team D<text:tab/><text:tab/> <text:s text:c="5"/>Gym 2<text:tab/><text:tab/> <text:s text:c="3"/>08/26/2021<text:tab/><text:tab/><text:span text:style-name="T1">04:00pm</text:span><text:tab/></text:p>
      <text:p text:style-name="P2"/>
      <text:p text:style-name="P2">Team A vs Team B<text:tab/><text:tab/> <text:s text:c="5"/>Gym 1<text:tab/><text:tab/> <text:s text:c="3"/>08/31/2021<text:tab/><text:tab/><text:span text:style-name="T1">04:00pm</text:span></text:p>
      <text:p text:style-name="P2">Team C vs Team D<text:tab/><text:tab/> <text:s text:c="5"/>Gym 2<text:tab/><text:tab/> <text:s text:c="3"/>08/31/2021<text:tab/><text:tab/><text:span text:style-name="T1">04:00pm</text:span><text:tab/></text:p>
      <text:p text:style-name="P2"/>
      <text:p text:style-name="P2">Team A vs Team B<text:tab/><text:tab/> <text:s text:c="5"/>Gym 1<text:tab/><text:tab/> <text:s text:c="3"/>09/02/2021<text:tab/><text:tab/><text:span text:style-name="T1">04:00pm</text:span></text:p>
      <text:p text:style-name="P2">Team C vs Team D<text:tab/><text:tab/> <text:s text:c="5"/>Gym 2<text:tab/><text:tab/> <text:s text:c="3"/>09/02/2021<text:tab/><text:tab/><text:span text:style-name="T1">04:00pm</text:span><text:tab/></text:p>
      <text:p text:style-name="P2"/>
      <text:p text:style-name="P2">Team A vs Team B<text:tab/><text:tab/> <text:s text:c="5"/>Gym 1<text:tab/><text:tab/> <text:s text:c="3"/>09/07/2021<text:tab/><text:tab/><text:span text:style-name="T1">04:00pm</text:span></text:p>
      <text:p text:style-name="P2">Team C vs Team D<text:tab/><text:tab/> <text:s text:c="5"/>Gym 2<text:tab/><text:tab/> <text:s text:c="3"/>09/07/2021<text:tab/><text:tab/><text:span text:style-name="T1">04:00pm</text:span></text:p>
      <text:p text:style-name="P2"/>
      <text:p text:style-name="P2">Team A vs Team B<text:tab/><text:tab/> <text:s text:c="5"/>Gym 1<text:tab/><text:tab/> <text:s text:c="3"/>09/09/2021<text:tab/><text:tab/><text:span text:style-name="T1">04:00pm</text:span></text:p>
      <text:p text:style-name="P2">Team C vs Team D<text:tab/><text:tab/> <text:s text:c="5"/>Gym 2<text:tab/><text:tab/> <text:s text:c="3"/>09/09/2021<text:tab/><text:tab/><text:span text:style-name="T1">04:00pm</text:span><text:tab/></text:p>
      <text:p text:style-name="P2"/>
      <text:p text:style-name="P2">Team A vs Team B<text:tab/><text:tab/> <text:s text:c="5"/>Gym 1<text:tab/><text:tab/> <text:s text:c="3"/>09/14/2021<text:tab/><text:tab/><text:span text:style-name="T1">04:00pm</text:span></text:p>
      <text:p text:style-name="P2">Team C vs Team D<text:tab/><text:tab/> <text:s text:c="5"/>Gym 2<text:tab/><text:tab/> <text:s text:c="3"/>09/14/2021<text:tab/><text:tab/><text:span text:style-name="T1">04:00pm</text:span><text:tab/></text:p>
      <text:p text:style-name="P2"><text:soft-page-break/></text:p>
      <text:p text:style-name="P2">Team A vs Team B<text:tab/><text:tab/> <text:s text:c="5"/>Gym 1<text:tab/><text:tab/> <text:s text:c="3"/>09/16/2021<text:tab/><text:tab/><text:span text:style-name="T1">04:00pm</text:span></text:p>
      <text:p text:style-name="P2">Team C vs Team D<text:tab/><text:tab/> <text:s text:c="5"/>Gym 2<text:tab/><text:tab/> <text:s text:c="3"/>09/16/2021<text:tab/><text:tab/><text:span text:style-name="T1">04:00pm</text:span></text:p>
      <text:p text:style-name="P2"/>
      <text:p text:style-name="P2">Team A vs Team B<text:tab/><text:tab/> <text:s text:c="5"/>Gym 1<text:tab/><text:tab/> <text:s text:c="3"/>09/21/2021<text:tab/><text:tab/><text:span text:style-name="T1">04:00pm</text:span></text:p>
      <text:p text:style-name="P2">Team C vs Team D<text:tab/><text:tab/> <text:s text:c="5"/>Gym 2<text:tab/><text:tab/> <text:s text:c="3"/>09/21/2021<text:tab/><text:tab/><text:span text:style-name="T1">04:00pm</text:span><text:tab/></text:p>
      <text:p text:style-name="P2"/>
      <text:p text:style-name="P2">Team A vs Team B<text:tab/><text:tab/> <text:s text:c="5"/>Gym 1<text:tab/><text:tab/> <text:s text:c="3"/>09/23/2021<text:tab/><text:tab/><text:span text:style-name="T1">04:00pm</text:span></text:p>
      <text:p text:style-name="P2">Team C vs Team D<text:tab/><text:tab/> <text:s text:c="5"/>Gym 2<text:tab/><text:tab/> <text:s text:c="3"/>09/23/2021<text:tab/><text:tab/><text:span text:style-name="T1">04:00pm</text:span></text:p>
      <text:p text:style-name="P2"/>
      <text:p text:style-name="P2">Team A vs Team B<text:tab/><text:tab/> <text:s text:c="5"/>Gym 1<text:tab/><text:tab/> <text:s text:c="3"/>09/28/2021<text:tab/><text:tab/><text:span text:style-name="T1">04:00pm</text:span></text:p>
      <text:p text:style-name="P2">Team C vs Team D<text:tab/><text:tab/> <text:s text:c="5"/>Gym 2<text:tab/><text:tab/> <text:s text:c="3"/>09/28/2021<text:tab/><text:tab/><text:span text:style-name="T1">04:00pm</text:span><text:tab/></text:p>
      <text:p text:style-name="P2"/>
      <text:p text:style-name="P2">Team A vs Team B<text:tab/><text:tab/> <text:s text:c="5"/>Gym 1<text:tab/><text:tab/> <text:s text:c="3"/>09/30/2021<text:tab/><text:tab/><text:span text:style-name="T1">04:00pm</text:span></text:p>
      <text:p text:style-name="P2">Team C vs Team D<text:tab/><text:tab/> <text:s text:c="5"/>Gym 2<text:tab/><text:tab/> <text:s text:c="3"/>09/30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05/2021<text:tab/><text:tab/><text:span text:style-name="T1">04:00pm</text:span></text:p>
      <text:p text:style-name="P2">Team C vs Team D<text:tab/><text:tab/> <text:s text:c="5"/>Gym 2<text:tab/><text:tab/> <text:s text:c="3"/>10/05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07/2021<text:tab/><text:tab/><text:span text:style-name="T1">04:00pm</text:span></text:p>
      <text:p text:style-name="P2">Team C vs Team D<text:tab/><text:tab/> <text:s text:c="5"/>Gym 2<text:tab/><text:tab/> <text:s text:c="3"/>10/07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12/2021<text:tab/><text:tab/><text:span text:style-name="T1">04:00pm</text:span></text:p>
      <text:p text:style-name="P2">Team C vs Team D<text:tab/><text:tab/> <text:s text:c="5"/>Gym 2<text:tab/><text:tab/> <text:s text:c="3"/>10/12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14/2021<text:tab/><text:tab/><text:span text:style-name="T1">04:00pm</text:span></text:p>
      <text:p text:style-name="P2">Team C vs Team D<text:tab/><text:tab/> <text:s text:c="5"/>Gym 2<text:tab/><text:tab/> <text:s text:c="3"/>10/14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19/2021<text:tab/><text:tab/><text:span text:style-name="T1">04:00pm</text:span></text:p>
      <text:p text:style-name="P2">Team C vs Team D<text:tab/><text:tab/> <text:s text:c="5"/>Gym 2<text:tab/><text:tab/> <text:s text:c="3"/>10/19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21/2021<text:tab/> <text:s text:c="8"/><text:span text:style-name="T1">04:00pm</text:span></text:p>
      <text:p text:style-name="P2">Team C vs Team D<text:tab/><text:tab/> <text:s text:c="5"/>Gym 2<text:tab/><text:tab/> <text:s text:c="3"/>10/21/2021<text:tab/><text:tab/><text:span text:style-name="T1">04:00pm</text:span><text:tab/></text:p>
      <text:p text:style-name="P2"/>
      <text:p text:style-name="P2">Team A vs Team B<text:tab/><text:tab/> <text:s text:c="5"/>Gym 1<text:tab/><text:tab/> <text:s text:c="3"/>10/26/2021<text:tab/><text:tab/><text:span text:style-name="T1">04:00pm</text:span></text:p>
      <text:p text:style-name="P2">Team C vs Team D<text:tab/><text:tab/> <text:s text:c="5"/>Gym 2<text:tab/><text:tab/> <text:s text:c="3"/>10/26/2021<text:tab/><text:tab/><text:span text:style-name="T1">04:00pm</text:span><text:tab/></text:p>
      <text:p text:style-name="P2"><text:soft-page-break/></text:p>
      <text:p text:style-name="P2">Team A vs Team B<text:tab/><text:tab/> <text:s text:c="5"/>Gym 1<text:tab/><text:tab/> <text:s text:c="3"/>10/28/2021<text:tab/><text:tab/><text:span text:style-name="T1">04:00pm</text:span></text:p>
      <text:p text:style-name="P2">Team C vs Team D<text:tab/><text:tab/> <text:s text:c="5"/>Gym 2<text:tab/><text:tab/> <text:s text:c="3"/>10/28/2021<text:tab/><text:tab/><text:span text:style-name="T1">04:00pm</text:span><text:tab/></text:p>
      <text:p text:style-name="P2"/>
      <text:p text:style-name="P2">Team A vs Team B<text:tab/><text:tab/> <text:s text:c="5"/>Gym 1<text:tab/><text:tab/> <text:s text:c="3"/><text:span text:style-name="T2">11/02</text:span>/2021<text:tab/><text:tab/><text:span text:style-name="T1">04:00pm</text:span></text:p>
      <text:p text:style-name="P2">Team C vs Team D<text:tab/><text:tab/> <text:s text:c="5"/>Gym 2<text:tab/><text:tab/> <text:s text:c="3"/>11/02/2021 <text:s text:c="13"/><text:span text:style-name="T1">04:00pm</text:span></text:p>
      <text:p text:style-name="P2"/>
      <text:p text:style-name="P2">Team A vs Team B<text:tab/><text:tab/> <text:s text:c="5"/>Gym 1<text:tab/><text:tab/> <text:s text:c="3"/>11/04/2021 <text:s text:c="13"/><text:span text:style-name="T1">04:00pm</text:span></text:p>
      <text:p text:style-name="P2">Team C vs Team D<text:tab/><text:tab/> <text:s text:c="5"/>Gym 2<text:tab/><text:tab/> <text:s text:c="3"/>11/04/2021 <text:s text:c="13"/><text:span text:style-name="T1">04:00pm</text:span></text:p>
      <text:p text:style-name="P2"/>
      <text:p text:style-name="P2">Team A vs Team B<text:tab/><text:tab/> <text:s text:c="5"/>Gym 1<text:tab/><text:tab/> <text:s text:c="3"/>11/09/2021 <text:s text:c="13"/><text:span text:style-name="T1">04:00pm</text:span></text:p>
      <text:p text:style-name="P2">Team C vs Team D<text:tab/><text:tab/> <text:s text:c="5"/>Gym 2<text:tab/><text:tab/> <text:s text:c="3"/>11/09/2021<text:tab/><text:tab/> <text:span text:style-name="T1">04:00pm</text:span></text:p>
      <text:p text:style-name="P2"/>
      <text:p text:style-name="P2">Team A vs Team B<text:tab/><text:tab/> <text:s text:c="5"/>Gym 1<text:tab/><text:tab/> <text:s text:c="3"/>11/16/2021<text:tab/><text:tab/> <text:span text:style-name="T1">04:00pm</text:span></text:p>
      <text:p text:style-name="P2">Team C vs Team D<text:tab/><text:tab/> <text:s text:c="5"/>Gym 2<text:tab/><text:tab/> <text:s text:c="3"/>11/16/2021<text:tab/><text:tab/> <text:span text:style-name="T1">04:00pm</text:span></text:p>
      <text:p text:style-name="P2"/>
      <text:p text:style-name="P2">Team A vs Team B<text:tab/><text:tab/> <text:s text:c="5"/>Gym 1<text:tab/><text:tab/> <text:s text:c="3"/>11/18/2021<text:tab/><text:tab/> <text:span text:style-name="T1">04:00pm</text:span></text:p>
      <text:p text:style-name="P2">Team C vs Team D<text:tab/><text:tab/> <text:s text:c="5"/>Gym 2<text:tab/><text:tab/> <text:s text:c="3"/>11/18/2021<text:tab/><text:tab/> <text:span text:style-name="T1">04:00pm</text:span></text:p>
      <text:p text:style-name="P2"/>
      <text:p text:style-name="P2">Team A vs Team B<text:tab/><text:tab/> <text:s text:c="5"/>Gym 1<text:tab/><text:tab/> <text:s text:c="3"/>11/23/2021 <text:s/><text:tab/><text:tab/> <text:span text:style-name="T1">04:00pm</text:span></text:p>
      <text:p text:style-name="P2">Team C vs Team D<text:tab/><text:tab/> <text:s text:c="5"/>Gym 2<text:tab/><text:tab/> <text:s text:c="3"/>11/23/2021 <text:s/><text:tab/><text:tab/> <text:span text:style-name="T1">04:00pm</text:span></text:p>
      <text:p text:style-name="P2"/>
      <text:p text:style-name="P2">Team A vs Team B<text:tab/><text:tab/> <text:s text:c="5"/>Gym 1<text:tab/><text:tab/> <text:s text:c="3"/>11/25/2021<text:tab/><text:tab/> <text:span text:style-name="T1">04:00pm</text:span></text:p>
      <text:p text:style-name="P2">Team C vs Team D<text:tab/><text:tab/> <text:s text:c="5"/>Gym 2<text:tab/><text:tab/> <text:s text:c="3"/>11/25/2021<text:tab/><text:tab/> <text:span text:style-name="T1">04:00pm</text:span></text:p>
      <text:p text:style-name="P2"/>
      <text:p text:style-name="P2">Team A vs Team B<text:tab/><text:tab/> <text:s text:c="5"/>Gym 1<text:tab/><text:tab/> <text:s text:c="3"/>11/30/2021<text:tab/><text:tab/> <text:span text:style-name="T1">04:00pm</text:span></text:p>
      <text:p text:style-name="P2">Team C vs Team D<text:tab/><text:tab/> <text:s text:c="5"/>Gym 2<text:tab/><text:tab/> <text:s text:c="3"/>11/30/2021<text:tab/><text:tab/> <text:span text:style-name="T1">04:00pm</text:span></text:p>
      <text:p text:style-name="P2"/>
      <text:p text:style-name="P2">Team A vs Team B<text:tab/><text:tab/> <text:s text:c="5"/>Gym 1<text:tab/><text:tab/> <text:s text:c="3"/>12/02/2021<text:tab/><text:tab/> <text:span text:style-name="T1">04:00pm</text:span></text:p>
      <text:p text:style-name="P2">Team C vs Team D<text:tab/><text:tab/> <text:s text:c="5"/>Gym 2<text:tab/><text:tab/> <text:s text:c="3"/>12/02/2021<text:tab/><text:tab/> <text:span text:style-name="T1">04:00pm </text:span></text:p>
      <text:p text:style-name="P2"/>
      <text:p text:style-name="P2">Team A vs Team B<text:tab/><text:tab/> <text:s text:c="5"/>Gym 1<text:tab/><text:tab/> <text:s text:c="3"/>12/07/2021<text:tab/><text:tab/> <text:span text:style-name="T1">04:00pm</text:span></text:p>
      <text:p text:style-name="P2">Team C vs Team D<text:tab/><text:tab/> <text:s text:c="5"/>Gym 2<text:tab/><text:tab/> <text:s text:c="3"/>12/07/2021<text:tab/><text:tab/> <text:span text:style-name="T1">04:00pm</text:span></text:p>
      <text:p text:style-name="P2"/>
      <text:p text:style-name="P2">Team A vs Team B<text:tab/><text:tab/> <text:s text:c="5"/>Gym 1<text:tab/><text:tab/> <text:s text:c="3"/>12/09/2021<text:tab/><text:tab/> <text:span text:style-name="T1">04:00pm</text:span></text:p>
      <text:p text:style-name="P2">Team C vs Team D<text:tab/><text:tab/> <text:s text:c="5"/>Gym 2<text:tab/><text:tab/> <text:s text:c="3"/>12/09/2021<text:tab/><text:tab/> <text:span text:style-name="T1">04:00pm</text:span></text:p>
      <text:p text:style-name="P2"><text:soft-page-break/></text:p>
      <text:p text:style-name="P2">Team A vs Team B<text:tab/><text:tab/> <text:s text:c="5"/>Gym 1<text:tab/><text:tab/> <text:s text:c="3"/>12/14/2021<text:tab/><text:tab/><text:span text:style-name="T1">04:00pm</text:span></text:p>
      <text:p text:style-name="P2">Team C vs Team D<text:tab/><text:tab/> <text:s text:c="5"/>Gym 2<text:tab/><text:tab/> <text:s text:c="3"/>12/14/2021<text:tab/><text:tab/><text:span text:style-name="T1">04:00pm</text:span></text:p>
      <text:p text:style-name="P2"/>
      <text:p text:style-name="P2">Team A vs Team B<text:tab/><text:tab/> <text:s text:c="5"/>Gym 1<text:tab/><text:tab/> <text:s text:c="3"/>12/16/2021<text:tab/><text:tab/><text:span text:style-name="T1">04:00pm</text:span></text:p>
      <text:p text:style-name="P2">Team C vs Team D<text:tab/><text:tab/> <text:s text:c="5"/>Gym 2<text:tab/><text:tab/> <text:s text:c="3"/>12/16/2021<text:tab/><text:tab/><text:span text:style-name="T1">04:00pm</text:span></text:p>
      <text:p text:style-name="P2"/>
      <text:p text:style-name="P2">Closing Ceremonies <text:s/><text:tab/> <text:s text:c="5"/>Gym 1<text:tab/><text:tab/> <text:s text:c="3"/>12/18/2021<text:tab/><text:tab/>08:00a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1:19:36.900000000</meta:creation-date>
    <dc:date>2020-12-29T11:27:46.822000000</dc:date>
    <meta:editing-duration>PT8M10S</meta:editing-duration>
    <meta:editing-cycles>1</meta:editing-cycles>
    <meta:document-statistic meta:table-count="0" meta:image-count="0" meta:object-count="0" meta:page-count="4" meta:paragraph-count="77" meta:word-count="681" meta:character-count="4234" meta:non-whitespace-character-count="2541"/>
    <meta:generator>LibreOffice/6.2.8.2$Windows_X86_64 LibreOffice_project/f82ddfca21ebc1e222a662a32b25c0c9d20169ee</meta:generator>
  </office:meta>
</office:document-meta>
</file>